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F00000118E0887E3D5C0F82E8.png" manifest:media-type="image/png"/>
  <manifest:file-entry manifest:full-path="Pictures/10000000000003D6000000E4A57622063BEF4E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3.946cm" draw:z-index="0"><draw:image xlink:href="Pictures/10000000000003D6000000E4A57622063BEF4E3E.png" xlink:type="simple" xlink:show="embed" xlink:actuate="onLoad" loext:mime-type="image/x-vclgraphic"/></draw:frame></text:p>
      <text:p text:style-name="Standard"><draw:frame draw:style-name="fr2" draw:name="Image2" text:anchor-type="paragraph" svg:width="15.214cm" svg:height="7.408cm" draw:z-index="1"><draw:image xlink:href="Pictures/100000000000023F00000118E0887E3D5C0F82E8.png" xlink:type="simple" xlink:show="embed" xlink:actuate="onLoad" loext:mime-type="image/x-vclgraphic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6:36:05.917238152</meta:creation-date>
    <dc:date>2019-08-21T16:38:44.960576806</dc:date>
    <meta:editing-duration>PT2M3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